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Heading_20_1">
      <style:paragraph-properties fo:text-align="center" style:justify-single-word="fals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name an Album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2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Rename an Album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Julian Nguyen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Actor will rename an existing Album in the PhotoBomber Library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1622225437" text:style-name="L1">
              <text:list-item>
                <text:p text:style-name="P7">PhotoBomber is at the Library View.</text:p>
              </text:list-item>
              <text:list-item>
                <text:p text:style-name="P7">There is at least one Album in the Libray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1717570046" text:style-name="L2">
              <text:list-item>
                <text:p text:style-name="P11">An Album is rename to another Album Name specift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2115586212" text:style-name="L3">
              <text:list-item>
                <text:p text:style-name="P8">The Actor right-click on the Album the Actor wishs to rename.</text:p>
              </text:list-item>
              <text:list-item>
                <text:p text:style-name="P8">There appears a context meanu with a button with a symbol of a pencil. The Actor single clicks the symbol of the pencil.</text:p>
              </text:list-item>
              <text:list-item>
                <text:p text:style-name="P8">A bar with 2 textfields slides down from the title bar. The Actor enters the new Album name into the textfield labeled "Choose name".</text:p>
              </text:list-item>
              <text:list-item>
                <text:p text:style-name="P8">A1 or A2</text:p>
              </text:list-item>
              <text:list-item>
                <text:p text:style-name="P8">The Actor can end this use case at any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list xml:id="list1331653956" text:style-name="L4">
              <text:list-item>
                <text:p text:style-name="P9">The Actor presses the enter key onces. (E1, E2)</text:p>
              </text:list-item>
              <text:list-item>
                <text:p text:style-name="P9">The Actor clicks on the symbol of the boxed check mark once. (E1, E2)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1334339277" text:style-name="L5">
              <text:list-item>
                <text:p text:style-name="P10">The Image name that the Actor entered contains invalid characters. The image name remains unchanged. PhotoBomber will display a tooltip bordered in red with the message "Album names can only contain letters, numbers and spaces." The textfield will be bordered in red and briefly flash with a light red background color and then remain in that color until the bar closes.</text:p>
              </text:list-item>
              <text:list-item>
                <text:p text:style-name="P10">The Image name that the Actor entered is not unique. The image name remains unchanged. <text:s/>PhotoBomber will display a tooltip bordered in red with the message "An Album with this name already exists." The textfield will be bordered in red and briefly flash with a light red background color and then remain in that color until the bar closes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6:32:52</dc:date>
    <meta:editing-duration>PT1H31M40S</meta:editing-duration>
    <meta:editing-cycles>7</meta:editing-cycles>
    <meta:generator>LibreOffice/3.5$Linux_X86_64 LibreOffice_project/350m1$Build-2</meta:generator>
    <dc:creator>CodeMoreBetter </dc:creator>
    <meta:document-statistic meta:table-count="2" meta:image-count="0" meta:object-count="0" meta:page-count="2" meta:paragraph-count="47" meta:word-count="323" meta:character-count="1826" meta:non-whitespace-character-count="1561"/>
  </office:meta>
</office:document-meta>
</file>